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8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b2b2b2"/>
    </style:style>
  </office:automatic-styles>
  <office:body>
    <office:spreadsheet>
      <table:table table:name="AOC2024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>
            <text:p>Day/Part</text:p>
          </table:table-cell>
          <table:table-cell table:style-name="ce2" office:value-type="string">
            <text:p>Gdscript Time</text:p>
          </table:table-cell>
          <table:table-cell table:style-name="ce2" office:value-type="string">
            <text:p>Rust Time</text:p>
          </table:table-cell>
          <table:table-cell table:style-name="ce2" table:number-columns-repeated="1021"/>
        </table:table-row>
        <table:table-row table:style-name="ro2">
          <table:table-cell office:value-type="string">
            <text:p>`1/1</text:p>
          </table:table-cell>
          <table:table-cell office:value-type="string">
            <text:p>2ms</text:p>
          </table:table-cell>
          <table:table-cell office:value-type="string">
            <text:p>2.24ms</text:p>
          </table:table-cell>
          <table:table-cell table:number-columns-repeated="1021"/>
        </table:table-row>
        <table:table-row table:style-name="ro2">
          <table:table-cell office:value-type="string">
            <text:p>`1/2</text:p>
          </table:table-cell>
          <table:table-cell office:value-type="string">
            <text:p>64ms</text:p>
          </table:table-cell>
          <table:table-cell office:value-type="string">
            <text:p>8.82ms</text:p>
          </table:table-cell>
          <table:table-cell table:number-columns-repeated="1021"/>
        </table:table-row>
        <table:table-row table:style-name="ro2">
          <table:table-cell office:value-type="string">
            <text:p>`2/1</text:p>
          </table:table-cell>
          <table:table-cell office:value-type="string">
            <text:p>7ms</text:p>
          </table:table-cell>
          <table:table-cell office:value-type="string">
            <text:p>2.78ms</text:p>
          </table:table-cell>
          <table:table-cell table:number-columns-repeated="1021"/>
        </table:table-row>
        <table:table-row table:style-name="ro2">
          <table:table-cell office:value-type="string">
            <text:p>`2/2</text:p>
          </table:table-cell>
          <table:table-cell office:value-type="string">
            <text:p>10ms</text:p>
          </table:table-cell>
          <table:table-cell office:value-type="string">
            <text:p>3.65ms</text:p>
          </table:table-cell>
          <table:table-cell table:number-columns-repeated="1021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6">12/26/2024</text:date>, <text:time>15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 c</meta:initial-creator>
    <meta:creation-date>2024-12-26T11:28:44.46</meta:creation-date>
    <dc:date>2024-12-26T15:03:33.91</dc:date>
    <dc:creator>m c</dc:creator>
    <meta:editing-duration>PT3H34M47S</meta:editing-duration>
    <meta:editing-cycles>5</meta:editing-cycles>
    <meta:generator>OpenOffice/4.1.5$Win32 OpenOffice.org_project/415m1$Build-9789</meta:generator>
    <meta:document-statistic meta:table-count="3" meta:cell-count="15" meta:object-count="0"/>
  </office:meta>
</office:document-meta>
</file>